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008in"/>
    </style:style>
    <style:style style:name="co5" style:family="table-column">
      <style:table-column-properties fo:break-before="auto" style:column-width="1.5654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1.3075in"/>
    </style:style>
    <style:style style:name="co12" style:family="table-column">
      <style:table-column-properties fo:break-before="auto" style:column-width="1.2646in"/>
    </style:style>
    <style:style style:name="co13" style:family="table-column">
      <style:table-column-properties fo:break-before="auto" style:column-width="1.436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3838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valuation_resul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0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Test</text:p>
          </table:table-cell>
          <table:covered-table-cell table:number-columns-repeated="10"/>
          <table:table-cell/>
          <table:table-cell table:style-name="ce4" office:value-type="string" calcext:value-type="string" table:number-columns-spanned="11" table:number-rows-spanned="1">
            <text:p>Val</text:p>
          </table:table-cell>
          <table:covered-table-cell table:number-columns-repeated="10"/>
          <table:table-cell table:number-columns-repeated="1001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HSV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YcgCr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K-means</text:p>
          </table:table-cell>
          <table:covered-table-cell/>
          <table:table-cell table:number-columns-repeated="1013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0.202352183019172" calcext:value-type="float">
            <text:p>0.202352183019172</text:p>
          </table:table-cell>
          <table:table-cell office:value-type="float" office:value="0.0195455551147461" calcext:value-type="float">
            <text:p>0.019545555114746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0.199233506706816" calcext:value-type="float">
            <text:p>0.199233506706816</text:p>
          </table:table-cell>
          <table:table-cell office:value-type="float" office:value="0.0719938278198242" calcext:value-type="float">
            <text:p>0.071993827819824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0.120729955785857" calcext:value-type="float">
            <text:p>0.120729955785857</text:p>
          </table:table-cell>
          <table:table-cell office:value-type="float" office:value="0.705968141555786" calcext:value-type="float">
            <text:p>0.70596814155578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37211574306171" calcext:value-type="float">
            <text:p>0.437211574306171</text:p>
          </table:table-cell>
          <table:table-cell office:value-type="float" office:value="0.0197091102600098" calcext:value-type="float">
            <text:p>0.019709110260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30214592274678" calcext:value-type="float">
            <text:p>0.730214592274678</text:p>
          </table:table-cell>
          <table:table-cell office:value-type="float" office:value="0.0730030536651611" calcext:value-type="float">
            <text:p>0.07300305366516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53353151609815" calcext:value-type="float">
            <text:p>0.353353151609815</text:p>
          </table:table-cell>
          <table:table-cell office:value-type="float" office:value="0.60453724861145" calcext:value-type="float">
            <text:p>0.60453724861145</text:p>
          </table:table-cell>
          <table:table-cell table:number-columns-repeated="1001"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float" office:value="0.654051017435812" calcext:value-type="float">
            <text:p>0.654051017435812</text:p>
          </table:table-cell>
          <table:table-cell office:value-type="float" office:value="0.0227928161621094" calcext:value-type="float">
            <text:p>0.022792816162109</text:p>
          </table:table-cell>
          <table:table-cell/>
          <table:table-cell office:value-type="float" office:value="1573" calcext:value-type="float">
            <text:p>1573</text:p>
          </table:table-cell>
          <table:table-cell office:value-type="float" office:value="0.548232992909402" calcext:value-type="float">
            <text:p>0.548232992909402</text:p>
          </table:table-cell>
          <table:table-cell office:value-type="float" office:value="0.0715048313140869" calcext:value-type="float">
            <text:p>0.071504831314087</text:p>
          </table:table-cell>
          <table:table-cell/>
          <table:table-cell office:value-type="float" office:value="1573" calcext:value-type="float">
            <text:p>1573</text:p>
          </table:table-cell>
          <table:table-cell office:value-type="float" office:value="0.340012093867014" calcext:value-type="float">
            <text:p>0.340012093867014</text:p>
          </table:table-cell>
          <table:table-cell office:value-type="float" office:value="0.623008966445923" calcext:value-type="float">
            <text:p>0.623008966445923</text:p>
          </table:table-cell>
          <table:table-cell/>
          <table:table-cell office:value-type="float" office:value="1676" calcext:value-type="float">
            <text:p>1676</text:p>
          </table:table-cell>
          <table:table-cell office:value-type="float" office:value="0.630641925777332" calcext:value-type="float">
            <text:p>0.630641925777332</text:p>
          </table:table-cell>
          <table:table-cell office:value-type="float" office:value="0.0204792022705078" calcext:value-type="float">
            <text:p>0.020479202270508</text:p>
          </table:table-cell>
          <table:table-cell/>
          <table:table-cell office:value-type="float" office:value="1676" calcext:value-type="float">
            <text:p>1676</text:p>
          </table:table-cell>
          <table:table-cell office:value-type="float" office:value="0.459812623274162" calcext:value-type="float">
            <text:p>0.459812623274162</text:p>
          </table:table-cell>
          <table:table-cell office:value-type="float" office:value="0.0723752975463867" calcext:value-type="float">
            <text:p>0.072375297546387</text:p>
          </table:table-cell>
          <table:table-cell/>
          <table:table-cell office:value-type="float" office:value="1676" calcext:value-type="float">
            <text:p>1676</text:p>
          </table:table-cell>
          <table:table-cell office:value-type="float" office:value="0.776034691665072" calcext:value-type="float">
            <text:p>0.776034691665072</text:p>
          </table:table-cell>
          <table:table-cell office:value-type="float" office:value="0.706676483154297" calcext:value-type="float">
            <text:p>0.706676483154297</text:p>
          </table:table-cell>
          <table:table-cell table:number-columns-repeated="1001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0.634398669868834" calcext:value-type="float">
            <text:p>0.634398669868834</text:p>
          </table:table-cell>
          <table:table-cell office:value-type="float" office:value="0.0206363201141357" calcext:value-type="float">
            <text:p>0.020636320114136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0.536473924688829" calcext:value-type="float">
            <text:p>0.536473924688829</text:p>
          </table:table-cell>
          <table:table-cell office:value-type="float" office:value="0.0746161937713623" calcext:value-type="float">
            <text:p>0.074616193771362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0.00224416409529103" calcext:value-type="float">
            <text:p>0.002244164095291</text:p>
          </table:table-cell>
          <table:table-cell office:value-type="float" office:value="0.613542795181274" calcext:value-type="float">
            <text:p>0.613542795181274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0.916535122336227" calcext:value-type="float">
            <text:p>0.916535122336227</text:p>
          </table:table-cell>
          <table:table-cell office:value-type="float" office:value="0.0181479454040527" calcext:value-type="float">
            <text:p>0.018147945404053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0.916958352356313" calcext:value-type="float">
            <text:p>0.916958352356313</text:p>
          </table:table-cell>
          <table:table-cell office:value-type="float" office:value="0.0738089084625244" calcext:value-type="float">
            <text:p>0.073808908462525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0.0124392984748406" calcext:value-type="float">
            <text:p>0.012439298474841</text:p>
          </table:table-cell>
          <table:table-cell office:value-type="float" office:value="0.618590354919434" calcext:value-type="float">
            <text:p>0.618590354919434</text:p>
          </table:table-cell>
          <table:table-cell table:number-columns-repeated="1001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0.757481517854707" calcext:value-type="float">
            <text:p>0.757481517854707</text:p>
          </table:table-cell>
          <table:table-cell office:value-type="float" office:value="0.0223181247711182" calcext:value-type="float">
            <text:p>0.022318124771118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0.835474620017207" calcext:value-type="float">
            <text:p>0.835474620017207</text:p>
          </table:table-cell>
          <table:table-cell office:value-type="float" office:value="0.0712003707885742" calcext:value-type="float">
            <text:p>0.071200370788574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0.569320494754971" calcext:value-type="float">
            <text:p>0.569320494754971</text:p>
          </table:table-cell>
          <table:table-cell office:value-type="float" office:value="1.12065124511719" calcext:value-type="float">
            <text:p>1.12065124511719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0.866303820660667" calcext:value-type="float">
            <text:p>0.866303820660667</text:p>
          </table:table-cell>
          <table:table-cell office:value-type="float" office:value="0.01869797706604" calcext:value-type="float">
            <text:p>0.01869797706604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0.876090557702926" calcext:value-type="float">
            <text:p>0.876090557702926</text:p>
          </table:table-cell>
          <table:table-cell office:value-type="float" office:value="0.0711383819580078" calcext:value-type="float">
            <text:p>0.071138381958008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0.00999853553223955" calcext:value-type="float">
            <text:p>0.00999853553224</text:p>
          </table:table-cell>
          <table:table-cell office:value-type="float" office:value="0.606636524200439" calcext:value-type="float">
            <text:p>0.606636524200439</text:p>
          </table:table-cell>
          <table:table-cell table:number-columns-repeated="1001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float" office:value="0.661771454795778" calcext:value-type="float">
            <text:p>0.661771454795778</text:p>
          </table:table-cell>
          <table:table-cell office:value-type="float" office:value="0.0183601379394531" calcext:value-type="float">
            <text:p>0.018360137939453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float" office:value="0.42325481338066" calcext:value-type="float">
            <text:p>0.42325481338066</text:p>
          </table:table-cell>
          <table:table-cell office:value-type="float" office:value="0.0709011554718018" calcext:value-type="float">
            <text:p>0.070901155471802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float" office:value="0.0232478581914732" calcext:value-type="float">
            <text:p>0.023247858191473</text:p>
          </table:table-cell>
          <table:table-cell office:value-type="float" office:value="0.899800539016724" calcext:value-type="float">
            <text:p>0.899800539016724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0.812094056656175" calcext:value-type="float">
            <text:p>0.812094056656175</text:p>
          </table:table-cell>
          <table:table-cell office:value-type="float" office:value="0.0223519802093506" calcext:value-type="float">
            <text:p>0.022351980209351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0.639540900723599" calcext:value-type="float">
            <text:p>0.639540900723599</text:p>
          </table:table-cell>
          <table:table-cell office:value-type="float" office:value="0.0709993839263916" calcext:value-type="float">
            <text:p>0.070999383926392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0.843628358113713" calcext:value-type="float">
            <text:p>0.843628358113713</text:p>
          </table:table-cell>
          <table:table-cell office:value-type="float" office:value="0.626059770584106" calcext:value-type="float">
            <text:p>0.626059770584106</text:p>
          </table:table-cell>
          <table:table-cell table:number-columns-repeated="1001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0.831574908881642" calcext:value-type="float">
            <text:p>0.831574908881642</text:p>
          </table:table-cell>
          <table:table-cell office:value-type="float" office:value="0.0217270851135254" calcext:value-type="float">
            <text:p>0.021727085113525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0.823447234283557" calcext:value-type="float">
            <text:p>0.823447234283557</text:p>
          </table:table-cell>
          <table:table-cell office:value-type="float" office:value="0.0725574493408203" calcext:value-type="float">
            <text:p>0.07255744934082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0.630708841900178" calcext:value-type="float">
            <text:p>0.630708841900178</text:p>
          </table:table-cell>
          <table:table-cell office:value-type="float" office:value="0.686800718307495" calcext:value-type="float">
            <text:p>0.686800718307495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0.890969728065675" calcext:value-type="float">
            <text:p>0.890969728065675</text:p>
          </table:table-cell>
          <table:table-cell office:value-type="float" office:value="0.0180685520172119" calcext:value-type="float">
            <text:p>0.018068552017212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0.888917481557729" calcext:value-type="float">
            <text:p>0.888917481557729</text:p>
          </table:table-cell>
          <table:table-cell office:value-type="float" office:value="0.0718286037445068" calcext:value-type="float">
            <text:p>0.071828603744507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0.00674151471844862" calcext:value-type="float">
            <text:p>0.006741514718449</text:p>
          </table:table-cell>
          <table:table-cell office:value-type="float" office:value="0.88045597076416" calcext:value-type="float">
            <text:p>0.88045597076416</text:p>
          </table:table-cell>
          <table:table-cell table:number-columns-repeated="100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0194056034088135" calcext:value-type="float">
            <text:p>0.0194056034088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4704787683979" calcext:value-type="float">
            <text:p>0.94704787683979</text:p>
          </table:table-cell>
          <table:table-cell office:value-type="float" office:value="0.0696601867675781" calcext:value-type="float">
            <text:p>0.06966018676757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801482958439778" calcext:value-type="float">
            <text:p>0.801482958439778</text:p>
          </table:table-cell>
          <table:table-cell office:value-type="float" office:value="0.733460426330566" calcext:value-type="float">
            <text:p>0.733460426330566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0.725312466805934" calcext:value-type="float">
            <text:p>0.725312466805934</text:p>
          </table:table-cell>
          <table:table-cell office:value-type="float" office:value="0.0182027816772461" calcext:value-type="float">
            <text:p>0.018202781677246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0.813379546498518" calcext:value-type="float">
            <text:p>0.813379546498518</text:p>
          </table:table-cell>
          <table:table-cell office:value-type="float" office:value="0.0726339817047119" calcext:value-type="float">
            <text:p>0.072633981704712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0.931354534746761" calcext:value-type="float">
            <text:p>0.931354534746761</text:p>
          </table:table-cell>
          <table:table-cell office:value-type="float" office:value="0.777451992034912" calcext:value-type="float">
            <text:p>0.777451992034912</text:p>
          </table:table-cell>
          <table:table-cell table:number-columns-repeated="1001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0.822216903356205" calcext:value-type="float">
            <text:p>0.822216903356205</text:p>
          </table:table-cell>
          <table:table-cell office:value-type="float" office:value="0.0195088386535645" calcext:value-type="float">
            <text:p>0.019508838653565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.836136432905711" calcext:value-type="float">
            <text:p>0.836136432905711</text:p>
          </table:table-cell>
          <table:table-cell office:value-type="float" office:value="0.0709962844848633" calcext:value-type="float">
            <text:p>0.070996284484863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.812933211541561" calcext:value-type="float">
            <text:p>0.812933211541561</text:p>
          </table:table-cell>
          <table:table-cell office:value-type="float" office:value="0.65680718421936" calcext:value-type="float">
            <text:p>0.65680718421936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0.660327270173467" calcext:value-type="float">
            <text:p>0.660327270173467</text:p>
          </table:table-cell>
          <table:table-cell office:value-type="float" office:value="0.0197007656097412" calcext:value-type="float">
            <text:p>0.019700765609741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0.661669823606014" calcext:value-type="float">
            <text:p>0.661669823606014</text:p>
          </table:table-cell>
          <table:table-cell office:value-type="float" office:value="0.0721259117126465" calcext:value-type="float">
            <text:p>0.072125911712647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0.701700906201072" calcext:value-type="float">
            <text:p>0.701700906201072</text:p>
          </table:table-cell>
          <table:table-cell office:value-type="float" office:value="0.851817607879639" calcext:value-type="float">
            <text:p>0.851817607879639</text:p>
          </table:table-cell>
          <table:table-cell table:number-columns-repeated="1001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0.959184746877055" calcext:value-type="float">
            <text:p>0.959184746877055</text:p>
          </table:table-cell>
          <table:table-cell office:value-type="float" office:value="0.0180060863494873" calcext:value-type="float">
            <text:p>0.018006086349487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0.958037763404966" calcext:value-type="float">
            <text:p>0.958037763404966</text:p>
          </table:table-cell>
          <table:table-cell office:value-type="float" office:value="0.0749921798706055" calcext:value-type="float">
            <text:p>0.074992179870606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0.938652797158442" calcext:value-type="float">
            <text:p>0.938652797158442</text:p>
          </table:table-cell>
          <table:table-cell office:value-type="float" office:value="0.588304996490479" calcext:value-type="float">
            <text:p>0.588304996490479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0.511358837935985" calcext:value-type="float">
            <text:p>0.511358837935985</text:p>
          </table:table-cell>
          <table:table-cell office:value-type="float" office:value="0.022878885269165" calcext:value-type="float">
            <text:p>0.022878885269165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0.47929521306217" calcext:value-type="float">
            <text:p>0.47929521306217</text:p>
          </table:table-cell>
          <table:table-cell office:value-type="float" office:value="0.071281909942627" calcext:value-type="float">
            <text:p>0.071281909942627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0.378808796664296" calcext:value-type="float">
            <text:p>0.378808796664296</text:p>
          </table:table-cell>
          <table:table-cell office:value-type="float" office:value="0.850175142288208" calcext:value-type="float">
            <text:p>0.850175142288208</text:p>
          </table:table-cell>
          <table:table-cell table:number-columns-repeated="1001"/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float" office:value="0.615500721879512" calcext:value-type="float">
            <text:p>0.615500721879512</text:p>
          </table:table-cell>
          <table:table-cell office:value-type="float" office:value="0.0181581974029541" calcext:value-type="float">
            <text:p>0.018158197402954</text:p>
          </table:table-cell>
          <table:table-cell/>
          <table:table-cell office:value-type="float" office:value="1643" calcext:value-type="float">
            <text:p>1643</text:p>
          </table:table-cell>
          <table:table-cell office:value-type="float" office:value="0.731443225530702" calcext:value-type="float">
            <text:p>0.731443225530702</text:p>
          </table:table-cell>
          <table:table-cell office:value-type="float" office:value="0.0692589282989502" calcext:value-type="float">
            <text:p>0.06925892829895</text:p>
          </table:table-cell>
          <table:table-cell/>
          <table:table-cell office:value-type="float" office:value="1643" calcext:value-type="float">
            <text:p>1643</text:p>
          </table:table-cell>
          <table:table-cell office:value-type="float" office:value="0.793457117595049" calcext:value-type="float">
            <text:p>0.793457117595049</text:p>
          </table:table-cell>
          <table:table-cell office:value-type="float" office:value="0.751023769378662" calcext:value-type="float">
            <text:p>0.75102376937866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0.878206265299606" calcext:value-type="float">
            <text:p>0.878206265299606</text:p>
          </table:table-cell>
          <table:table-cell office:value-type="float" office:value="0.0186665058135986" calcext:value-type="float">
            <text:p>0.018666505813599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0.879579097556626" calcext:value-type="float">
            <text:p>0.879579097556626</text:p>
          </table:table-cell>
          <table:table-cell office:value-type="float" office:value="0.0752201080322266" calcext:value-type="float">
            <text:p>0.075220108032227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0.880564564992693" calcext:value-type="float">
            <text:p>0.880564564992693</text:p>
          </table:table-cell>
          <table:table-cell office:value-type="float" office:value="0.793376922607422" calcext:value-type="float">
            <text:p>0.793376922607422</text:p>
          </table:table-cell>
          <table:table-cell table:number-columns-repeated="1001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0.77776243729578" calcext:value-type="float">
            <text:p>0.77776243729578</text:p>
          </table:table-cell>
          <table:table-cell office:value-type="float" office:value="0.0183582305908203" calcext:value-type="float">
            <text:p>0.01835823059082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0.866852597872121" calcext:value-type="float">
            <text:p>0.866852597872121</text:p>
          </table:table-cell>
          <table:table-cell office:value-type="float" office:value="0.0693223476409912" calcext:value-type="float">
            <text:p>0.069322347640991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0.0121882510976781" calcext:value-type="float">
            <text:p>0.012188251097678</text:p>
          </table:table-cell>
          <table:table-cell office:value-type="float" office:value="0.62466311454773" calcext:value-type="float">
            <text:p>0.62466311454773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0.75999036347758" calcext:value-type="float">
            <text:p>0.75999036347758</text:p>
          </table:table-cell>
          <table:table-cell office:value-type="float" office:value="0.0217230319976807" calcext:value-type="float">
            <text:p>0.021723031997681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0.705710595766186" calcext:value-type="float">
            <text:p>0.705710595766186</text:p>
          </table:table-cell>
          <table:table-cell office:value-type="float" office:value="0.0705523490905762" calcext:value-type="float">
            <text:p>0.070552349090576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0.184123459855827" calcext:value-type="float">
            <text:p>0.184123459855827</text:p>
          </table:table-cell>
          <table:table-cell office:value-type="float" office:value="0.83516001701355" calcext:value-type="float">
            <text:p>0.83516001701355</text:p>
          </table:table-cell>
          <table:table-cell table:number-columns-repeated="1001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float" office:value="0.461450558000438" calcext:value-type="float">
            <text:p>0.461450558000438</text:p>
          </table:table-cell>
          <table:table-cell office:value-type="float" office:value="0.0221743583679199" calcext:value-type="float">
            <text:p>0.02217435836792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0.480590648957996" calcext:value-type="float">
            <text:p>0.480590648957996</text:p>
          </table:table-cell>
          <table:table-cell office:value-type="float" office:value="0.0692594051361084" calcext:value-type="float">
            <text:p>0.069259405136108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0.350141193407283" calcext:value-type="float">
            <text:p>0.350141193407283</text:p>
          </table:table-cell>
          <table:table-cell office:value-type="float" office:value="1.59647965431213" calcext:value-type="float">
            <text:p>1.59647965431213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0.240677966101695" calcext:value-type="float">
            <text:p>0.240677966101695</text:p>
          </table:table-cell>
          <table:table-cell office:value-type="float" office:value="0.0217790603637695" calcext:value-type="float">
            <text:p>0.02177906036377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0.201141982575936" calcext:value-type="float">
            <text:p>0.201141982575936</text:p>
          </table:table-cell>
          <table:table-cell office:value-type="float" office:value="0.0712065696716309" calcext:value-type="float">
            <text:p>0.071206569671631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0.00289972008342374" calcext:value-type="float">
            <text:p>0.002899720083424</text:p>
          </table:table-cell>
          <table:table-cell office:value-type="float" office:value="0.944868564605713" calcext:value-type="float">
            <text:p>0.944868564605713</text:p>
          </table:table-cell>
          <table:table-cell table:number-columns-repeated="1001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float" office:value="0.895873915353285" calcext:value-type="float">
            <text:p>0.895873915353285</text:p>
          </table:table-cell>
          <table:table-cell office:value-type="float" office:value="0.0215294361114502" calcext:value-type="float">
            <text:p>0.02152943611145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0.930446641663825" calcext:value-type="float">
            <text:p>0.930446641663825</text:p>
          </table:table-cell>
          <table:table-cell office:value-type="float" office:value="0.0694906711578369" calcext:value-type="float">
            <text:p>0.069490671157837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0.524105063342264" calcext:value-type="float">
            <text:p>0.524105063342264</text:p>
          </table:table-cell>
          <table:table-cell office:value-type="float" office:value="0.711599588394165" calcext:value-type="float">
            <text:p>0.71159958839416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732159442724458" calcext:value-type="float">
            <text:p>0.732159442724458</text:p>
          </table:table-cell>
          <table:table-cell office:value-type="float" office:value="0.0243842601776123" calcext:value-type="float">
            <text:p>0.02438426017761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761210381171849" calcext:value-type="float">
            <text:p>0.761210381171849</text:p>
          </table:table-cell>
          <table:table-cell office:value-type="float" office:value="0.0712289810180664" calcext:value-type="float">
            <text:p>0.07122898101806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788515051859347" calcext:value-type="float">
            <text:p>0.788515051859347</text:p>
          </table:table-cell>
          <table:table-cell office:value-type="float" office:value="0.831710815429688" calcext:value-type="float">
            <text:p>0.831710815429688</text:p>
          </table:table-cell>
          <table:table-cell table:number-columns-repeated="100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.88963931251513" calcext:value-type="float">
            <text:p>0.88963931251513</text:p>
          </table:table-cell>
          <table:table-cell office:value-type="float" office:value="0.0206952095031738" calcext:value-type="float">
            <text:p>0.02069520950317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71599023772937" calcext:value-type="float">
            <text:p>0.871599023772937</text:p>
          </table:table-cell>
          <table:table-cell office:value-type="float" office:value="0.0723254680633545" calcext:value-type="float">
            <text:p>0.07232546806335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20628666866515" calcext:value-type="float">
            <text:p>0.820628666866515</text:p>
          </table:table-cell>
          <table:table-cell office:value-type="float" office:value="0.931382179260254" calcext:value-type="float">
            <text:p>0.93138217926025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626860616432251" calcext:value-type="float">
            <text:p>0.626860616432251</text:p>
          </table:table-cell>
          <table:table-cell office:value-type="float" office:value="0.0224127769470215" calcext:value-type="float">
            <text:p>0.02241277694702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863661228178661" calcext:value-type="float">
            <text:p>0.863661228178661</text:p>
          </table:table-cell>
          <table:table-cell office:value-type="float" office:value="0.0699262619018555" calcext:value-type="float">
            <text:p>0.06992626190185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567307318665434" calcext:value-type="float">
            <text:p>0.567307318665434</text:p>
          </table:table-cell>
          <table:table-cell office:value-type="float" office:value="0.705866098403931" calcext:value-type="float">
            <text:p>0.705866098403931</text:p>
          </table:table-cell>
          <table:table-cell table:number-columns-repeated="1001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float" office:value="0.782137112849346" calcext:value-type="float">
            <text:p>0.782137112849346</text:p>
          </table:table-cell>
          <table:table-cell office:value-type="float" office:value="0.0224747657775879" calcext:value-type="float">
            <text:p>0.022474765777588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float" office:value="0.629544627613423" calcext:value-type="float">
            <text:p>0.629544627613423</text:p>
          </table:table-cell>
          <table:table-cell office:value-type="float" office:value="0.0706830024719238" calcext:value-type="float">
            <text:p>0.070683002471924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float" office:value="0.709934720311191" calcext:value-type="float">
            <text:p>0.709934720311191</text:p>
          </table:table-cell>
          <table:table-cell office:value-type="float" office:value="0.922901153564453" calcext:value-type="float">
            <text:p>0.922901153564453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0.445608673506512" calcext:value-type="float">
            <text:p>0.445608673506512</text:p>
          </table:table-cell>
          <table:table-cell office:value-type="float" office:value="0.0186536312103272" calcext:value-type="float">
            <text:p>0.018653631210327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0.686936642717178" calcext:value-type="float">
            <text:p>0.686936642717178</text:p>
          </table:table-cell>
          <table:table-cell office:value-type="float" office:value="0.0738809108734131" calcext:value-type="float">
            <text:p>0.073880910873413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0.896286811779769" calcext:value-type="float">
            <text:p>0.896286811779769</text:p>
          </table:table-cell>
          <table:table-cell office:value-type="float" office:value="0.625574827194214" calcext:value-type="float">
            <text:p>0.625574827194214</text:p>
          </table:table-cell>
          <table:table-cell table:number-columns-repeated="1001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0.713489127112123" calcext:value-type="float">
            <text:p>0.713489127112123</text:p>
          </table:table-cell>
          <table:table-cell office:value-type="float" office:value="0.02018141746521" calcext:value-type="float">
            <text:p>0.02018141746521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0.921604811701182" calcext:value-type="float">
            <text:p>0.921604811701182</text:p>
          </table:table-cell>
          <table:table-cell office:value-type="float" office:value="0.0700445175170898" calcext:value-type="float">
            <text:p>0.07004451751709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0.713152753577274" calcext:value-type="float">
            <text:p>0.713152753577274</text:p>
          </table:table-cell>
          <table:table-cell office:value-type="float" office:value="0.667466640472412" calcext:value-type="float">
            <text:p>0.66746664047241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557515192437542" calcext:value-type="float">
            <text:p>0.557515192437542</text:p>
          </table:table-cell>
          <table:table-cell office:value-type="float" office:value="0.0192084312438965" calcext:value-type="float">
            <text:p>0.01920843124389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911601406935845" calcext:value-type="float">
            <text:p>0.091160140693585</text:p>
          </table:table-cell>
          <table:table-cell office:value-type="float" office:value="0.0701577663421631" calcext:value-type="float">
            <text:p>0.07015776634216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190773262521959" calcext:value-type="float">
            <text:p>0.019077326252196</text:p>
          </table:table-cell>
          <table:table-cell office:value-type="float" office:value="0.972184896469116" calcext:value-type="float">
            <text:p>0.972184896469116</text:p>
          </table:table-cell>
          <table:table-cell table:number-columns-repeated="1001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float" office:value="0.508246119077726" calcext:value-type="float">
            <text:p>0.508246119077726</text:p>
          </table:table-cell>
          <table:table-cell office:value-type="float" office:value="0.0195298194885254" calcext:value-type="float">
            <text:p>0.019529819488525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0.26552405975324" calcext:value-type="float">
            <text:p>0.26552405975324</text:p>
          </table:table-cell>
          <table:table-cell office:value-type="float" office:value="0.0698659420013428" calcext:value-type="float">
            <text:p>0.069865942001343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0.570078070702231" calcext:value-type="float">
            <text:p>0.570078070702231</text:p>
          </table:table-cell>
          <table:table-cell office:value-type="float" office:value="0.676527976989746" calcext:value-type="float">
            <text:p>0.676527976989746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0.891352201257862" calcext:value-type="float">
            <text:p>0.891352201257862</text:p>
          </table:table-cell>
          <table:table-cell office:value-type="float" office:value="0.0208587646484375" calcext:value-type="float">
            <text:p>0.020858764648438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0.896026647632643" calcext:value-type="float">
            <text:p>0.896026647632643</text:p>
          </table:table-cell>
          <table:table-cell office:value-type="float" office:value="0.0691161155700684" calcext:value-type="float">
            <text:p>0.069116115570068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0.00714527718608876" calcext:value-type="float">
            <text:p>0.007145277186089</text:p>
          </table:table-cell>
          <table:table-cell office:value-type="float" office:value="0.546541690826416" calcext:value-type="float">
            <text:p>0.546541690826416</text:p>
          </table:table-cell>
          <table:table-cell table:number-columns-repeated="1001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0.926802727131404" calcext:value-type="float">
            <text:p>0.926802727131404</text:p>
          </table:table-cell>
          <table:table-cell office:value-type="float" office:value="0.0209097862243652" calcext:value-type="float">
            <text:p>0.020909786224365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0.915088471849866" calcext:value-type="float">
            <text:p>0.915088471849866</text:p>
          </table:table-cell>
          <table:table-cell office:value-type="float" office:value="0.0707912445068359" calcext:value-type="float">
            <text:p>0.070791244506836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0.711856823266219" calcext:value-type="float">
            <text:p>0.711856823266219</text:p>
          </table:table-cell>
          <table:table-cell office:value-type="float" office:value="0.682597398757935" calcext:value-type="float">
            <text:p>0.68259739875793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0.582098227259518" calcext:value-type="float">
            <text:p>0.582098227259518</text:p>
          </table:table-cell>
          <table:table-cell office:value-type="float" office:value="0.0228259563446045" calcext:value-type="float">
            <text:p>0.02282595634460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0.304988974641676" calcext:value-type="float">
            <text:p>0.304988974641676</text:p>
          </table:table-cell>
          <table:table-cell office:value-type="float" office:value="0.0721547603607178" calcext:value-type="float">
            <text:p>0.072154760360718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0.0072294037130322" calcext:value-type="float">
            <text:p>0.007229403713032</text:p>
          </table:table-cell>
          <table:table-cell office:value-type="float" office:value="1.76741552352905" calcext:value-type="float">
            <text:p>1.76741552352905</text:p>
          </table:table-cell>
          <table:table-cell table:number-columns-repeated="1001"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float" office:value="0.500573593073593" calcext:value-type="float">
            <text:p>0.500573593073593</text:p>
          </table:table-cell>
          <table:table-cell office:value-type="float" office:value="0.0239822864532471" calcext:value-type="float">
            <text:p>0.023982286453247</text:p>
          </table:table-cell>
          <table:table-cell/>
          <table:table-cell office:value-type="float" office:value="1413" calcext:value-type="float">
            <text:p>1413</text:p>
          </table:table-cell>
          <table:table-cell office:value-type="float" office:value="0.489283237376017" calcext:value-type="float">
            <text:p>0.489283237376017</text:p>
          </table:table-cell>
          <table:table-cell office:value-type="float" office:value="0.069929838180542" calcext:value-type="float">
            <text:p>0.069929838180542</text:p>
          </table:table-cell>
          <table:table-cell/>
          <table:table-cell office:value-type="float" office:value="1413" calcext:value-type="float">
            <text:p>1413</text:p>
          </table:table-cell>
          <table:table-cell office:value-type="float" office:value="0.529331907503053" calcext:value-type="float">
            <text:p>0.529331907503053</text:p>
          </table:table-cell>
          <table:table-cell office:value-type="float" office:value="1.01883363723755" calcext:value-type="float">
            <text:p>1.01883363723755</text:p>
          </table:table-cell>
          <table:table-cell/>
          <table:table-cell office:value-type="float" office:value="1562" calcext:value-type="float">
            <text:p>1562</text:p>
          </table:table-cell>
          <table:table-cell office:value-type="float" office:value="0.898055157022158" calcext:value-type="float">
            <text:p>0.898055157022158</text:p>
          </table:table-cell>
          <table:table-cell office:value-type="float" office:value="0.019071102142334" calcext:value-type="float">
            <text:p>0.019071102142334</text:p>
          </table:table-cell>
          <table:table-cell/>
          <table:table-cell office:value-type="float" office:value="1562" calcext:value-type="float">
            <text:p>1562</text:p>
          </table:table-cell>
          <table:table-cell office:value-type="float" office:value="0.931245858184228" calcext:value-type="float">
            <text:p>0.931245858184228</text:p>
          </table:table-cell>
          <table:table-cell office:value-type="float" office:value="0.071326494216919" calcext:value-type="float">
            <text:p>0.071326494216919</text:p>
          </table:table-cell>
          <table:table-cell/>
          <table:table-cell office:value-type="float" office:value="1562" calcext:value-type="float">
            <text:p>1562</text:p>
          </table:table-cell>
          <table:table-cell office:value-type="float" office:value="0.00893740051826619" calcext:value-type="float">
            <text:p>0.008937400518266</text:p>
          </table:table-cell>
          <table:table-cell office:value-type="float" office:value="0.721335649490356" calcext:value-type="float">
            <text:p>0.721335649490356</text:p>
          </table:table-cell>
          <table:table-cell table:number-columns-repeated="1001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0.893542303440203" calcext:value-type="float">
            <text:p>0.893542303440203</text:p>
          </table:table-cell>
          <table:table-cell office:value-type="float" office:value="0.0179402828216553" calcext:value-type="float">
            <text:p>0.017940282821655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0.89203285956448" calcext:value-type="float">
            <text:p>0.89203285956448</text:p>
          </table:table-cell>
          <table:table-cell office:value-type="float" office:value="0.0705337524414063" calcext:value-type="float">
            <text:p>0.070533752441406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0.00913248874413558" calcext:value-type="float">
            <text:p>0.009132488744136</text:p>
          </table:table-cell>
          <table:table-cell office:value-type="float" office:value="0.642115831375122" calcext:value-type="float">
            <text:p>0.642115831375122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float" office:value="0.468192065507502" calcext:value-type="float">
            <text:p>0.468192065507502</text:p>
          </table:table-cell>
          <table:table-cell office:value-type="float" office:value="0.0195915699005127" calcext:value-type="float">
            <text:p>0.019591569900513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float" office:value="0.164490997681023" calcext:value-type="float">
            <text:p>0.164490997681023</text:p>
          </table:table-cell>
          <table:table-cell office:value-type="float" office:value="0.0710446834564209" calcext:value-type="float">
            <text:p>0.071044683456421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float" office:value="0.0265915888356537" calcext:value-type="float">
            <text:p>0.026591588835654</text:p>
          </table:table-cell>
          <table:table-cell office:value-type="float" office:value="0.855201482772827" calcext:value-type="float">
            <text:p>0.855201482772827</text:p>
          </table:table-cell>
          <table:table-cell table:number-columns-repeated="1001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0.879815409309791" calcext:value-type="float">
            <text:p>0.879815409309791</text:p>
          </table:table-cell>
          <table:table-cell office:value-type="float" office:value="0.0194497108459473" calcext:value-type="float">
            <text:p>0.019449710845947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0.83151046577409" calcext:value-type="float">
            <text:p>0.83151046577409</text:p>
          </table:table-cell>
          <table:table-cell office:value-type="float" office:value="0.0697145462036133" calcext:value-type="float">
            <text:p>0.069714546203613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0.00490898992437474" calcext:value-type="float">
            <text:p>0.004908989924375</text:p>
          </table:table-cell>
          <table:table-cell office:value-type="float" office:value="0.542949914932251" calcext:value-type="float">
            <text:p>0.542949914932251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0.849573891788333" calcext:value-type="float">
            <text:p>0.849573891788333</text:p>
          </table:table-cell>
          <table:table-cell office:value-type="float" office:value="0.0227336883544922" calcext:value-type="float">
            <text:p>0.022733688354492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0.847707974102873" calcext:value-type="float">
            <text:p>0.847707974102873</text:p>
          </table:table-cell>
          <table:table-cell office:value-type="float" office:value="0.0724287033081055" calcext:value-type="float">
            <text:p>0.072428703308106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0.774914340937711" calcext:value-type="float">
            <text:p>0.774914340937711</text:p>
          </table:table-cell>
          <table:table-cell office:value-type="float" office:value="0.686208724975586" calcext:value-type="float">
            <text:p>0.686208724975586</text:p>
          </table:table-cell>
          <table:table-cell table:number-columns-repeated="100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.86017112464349" calcext:value-type="float">
            <text:p>0.86017112464349</text:p>
          </table:table-cell>
          <table:table-cell office:value-type="float" office:value="0.018174409866333" calcext:value-type="float">
            <text:p>0.01817440986633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86397995234574" calcext:value-type="float">
            <text:p>0.86397995234574</text:p>
          </table:table-cell>
          <table:table-cell office:value-type="float" office:value="0.0690076351165772" calcext:value-type="float">
            <text:p>0.06900763511657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147259050396392" calcext:value-type="float">
            <text:p>0.014725905039639</text:p>
          </table:table-cell>
          <table:table-cell office:value-type="float" office:value="0.701645135879517" calcext:value-type="float">
            <text:p>0.70164513587951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587937443917447" calcext:value-type="float">
            <text:p>0.587937443917447</text:p>
          </table:table-cell>
          <table:table-cell office:value-type="float" office:value="0.0180485248565674" calcext:value-type="float">
            <text:p>0.01804852485656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412987864873729" calcext:value-type="float">
            <text:p>0.412987864873729</text:p>
          </table:table-cell>
          <table:table-cell office:value-type="float" office:value="0.0689833164215088" calcext:value-type="float">
            <text:p>0.068983316421509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00835407393794883" calcext:value-type="float">
            <text:p>0.008354073937949</text:p>
          </table:table-cell>
          <table:table-cell office:value-type="float" office:value="0.776350975036621" calcext:value-type="float">
            <text:p>0.776350975036621</text:p>
          </table:table-cell>
          <table:table-cell table:number-columns-repeated="1001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0.93429158110883" calcext:value-type="float">
            <text:p>0.93429158110883</text:p>
          </table:table-cell>
          <table:table-cell office:value-type="float" office:value="0.0178763866424561" calcext:value-type="float">
            <text:p>0.017876386642456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927959766209053" calcext:value-type="float">
            <text:p>0.927959766209053</text:p>
          </table:table-cell>
          <table:table-cell office:value-type="float" office:value="0.0680415630340576" calcext:value-type="float">
            <text:p>0.068041563034058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013809871520036" calcext:value-type="float">
            <text:p>0.013809871520036</text:p>
          </table:table-cell>
          <table:table-cell office:value-type="float" office:value="0.621397018432617" calcext:value-type="float">
            <text:p>0.621397018432617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0.556754665061484" calcext:value-type="float">
            <text:p>0.556754665061484</text:p>
          </table:table-cell>
          <table:table-cell office:value-type="float" office:value="0.0189838409423828" calcext:value-type="float">
            <text:p>0.018983840942383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0.645891711959077" calcext:value-type="float">
            <text:p>0.645891711959077</text:p>
          </table:table-cell>
          <table:table-cell office:value-type="float" office:value="0.0704569816589356" calcext:value-type="float">
            <text:p>0.070456981658936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0.558157422442526" calcext:value-type="float">
            <text:p>0.558157422442526</text:p>
          </table:table-cell>
          <table:table-cell office:value-type="float" office:value="0.961983203887939" calcext:value-type="float">
            <text:p>0.961983203887939</text:p>
          </table:table-cell>
          <table:table-cell table:number-columns-repeated="1001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0.92609661756234" calcext:value-type="float">
            <text:p>0.92609661756234</text:p>
          </table:table-cell>
          <table:table-cell office:value-type="float" office:value="0.0206010341644287" calcext:value-type="float">
            <text:p>0.020601034164429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0.894000937353538" calcext:value-type="float">
            <text:p>0.894000937353538</text:p>
          </table:table-cell>
          <table:table-cell office:value-type="float" office:value="0.068713903427124" calcext:value-type="float">
            <text:p>0.068713903427124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0.771563885530028" calcext:value-type="float">
            <text:p>0.771563885530028</text:p>
          </table:table-cell>
          <table:table-cell office:value-type="float" office:value="0.613155126571655" calcext:value-type="float">
            <text:p>0.613155126571655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0.676812168729536" calcext:value-type="float">
            <text:p>0.676812168729536</text:p>
          </table:table-cell>
          <table:table-cell office:value-type="float" office:value="0.0207045078277588" calcext:value-type="float">
            <text:p>0.020704507827759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0.65295474920271" calcext:value-type="float">
            <text:p>0.65295474920271</text:p>
          </table:table-cell>
          <table:table-cell office:value-type="float" office:value="0.0700886249542236" calcext:value-type="float">
            <text:p>0.070088624954224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0.785985542733978" calcext:value-type="float">
            <text:p>0.785985542733978</text:p>
          </table:table-cell>
          <table:table-cell office:value-type="float" office:value="0.800163984298706" calcext:value-type="float">
            <text:p>0.800163984298706</text:p>
          </table:table-cell>
          <table:table-cell table:number-columns-repeated="1001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float" office:value="0.665792431622331" calcext:value-type="float">
            <text:p>0.665792431622331</text:p>
          </table:table-cell>
          <table:table-cell office:value-type="float" office:value="0.0179359912872314" calcext:value-type="float">
            <text:p>0.01793599128723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0.402397980647875" calcext:value-type="float">
            <text:p>0.402397980647875</text:p>
          </table:table-cell>
          <table:table-cell office:value-type="float" office:value="0.0687899589538574" calcext:value-type="float">
            <text:p>0.068789958953857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0.00247384576708274" calcext:value-type="float">
            <text:p>0.002473845767083</text:p>
          </table:table-cell>
          <table:table-cell office:value-type="float" office:value="0.64986252784729" calcext:value-type="float">
            <text:p>0.64986252784729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0.373630920608912" calcext:value-type="float">
            <text:p>0.373630920608912</text:p>
          </table:table-cell>
          <table:table-cell office:value-type="float" office:value="0.0243682861328125" calcext:value-type="float">
            <text:p>0.024368286132813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0.683384474570676" calcext:value-type="float">
            <text:p>0.683384474570676</text:p>
          </table:table-cell>
          <table:table-cell office:value-type="float" office:value="0.0708334445953369" calcext:value-type="float">
            <text:p>0.070833444595337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0.230243963002049" calcext:value-type="float">
            <text:p>0.230243963002049</text:p>
          </table:table-cell>
          <table:table-cell office:value-type="float" office:value="0.973941326141357" calcext:value-type="float">
            <text:p>0.973941326141357</text:p>
          </table:table-cell>
          <table:table-cell table:number-columns-repeated="1001"/>
        </table:table-row>
        <table:table-row table:style-name="ro2">
          <table:table-cell office:value-type="float" office:value="1481" calcext:value-type="float">
            <text:p>1481</text:p>
          </table:table-cell>
          <table:table-cell office:value-type="float" office:value="0.840475287574264" calcext:value-type="float">
            <text:p>0.840475287574264</text:p>
          </table:table-cell>
          <table:table-cell office:value-type="float" office:value="0.0181329250335693" calcext:value-type="float">
            <text:p>0.018132925033569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float" office:value="0.654927248677249" calcext:value-type="float">
            <text:p>0.654927248677249</text:p>
          </table:table-cell>
          <table:table-cell office:value-type="float" office:value="0.0705916881561279" calcext:value-type="float">
            <text:p>0.070591688156128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float" office:value="0.720708175850408" calcext:value-type="float">
            <text:p>0.720708175850408</text:p>
          </table:table-cell>
          <table:table-cell office:value-type="float" office:value="0.966017961502075" calcext:value-type="float">
            <text:p>0.966017961502075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0.856798911336753" calcext:value-type="float">
            <text:p>0.856798911336753</text:p>
          </table:table-cell>
          <table:table-cell office:value-type="float" office:value="0.0188970565795898" calcext:value-type="float">
            <text:p>0.01889705657959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0.872662697169121" calcext:value-type="float">
            <text:p>0.872662697169121</text:p>
          </table:table-cell>
          <table:table-cell office:value-type="float" office:value="0.0705657005310059" calcext:value-type="float">
            <text:p>0.070565700531006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0.00685927786132921" calcext:value-type="float">
            <text:p>0.006859277861329</text:p>
          </table:table-cell>
          <table:table-cell office:value-type="float" office:value="0.608240842819214" calcext:value-type="float">
            <text:p>0.608240842819214</text:p>
          </table:table-cell>
          <table:table-cell table:number-columns-repeated="1001"/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float" office:value="0.496245044425583" calcext:value-type="float">
            <text:p>0.496245044425583</text:p>
          </table:table-cell>
          <table:table-cell office:value-type="float" office:value="0.0220537185668945" calcext:value-type="float">
            <text:p>0.022053718566895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0.594551062732259" calcext:value-type="float">
            <text:p>0.594551062732259</text:p>
          </table:table-cell>
          <table:table-cell office:value-type="float" office:value="0.0688672065734863" calcext:value-type="float">
            <text:p>0.068867206573486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0.667913488663671" calcext:value-type="float">
            <text:p>0.667913488663671</text:p>
          </table:table-cell>
          <table:table-cell office:value-type="float" office:value="1.04300951957703" calcext:value-type="float">
            <text:p>1.04300951957703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0.90036891642624" calcext:value-type="float">
            <text:p>0.90036891642624</text:p>
          </table:table-cell>
          <table:table-cell office:value-type="float" office:value="0.0219831466674805" calcext:value-type="float">
            <text:p>0.02198314666748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0.907913834811657" calcext:value-type="float">
            <text:p>0.907913834811657</text:p>
          </table:table-cell>
          <table:table-cell office:value-type="float" office:value="0.071596622467041" calcext:value-type="float">
            <text:p>0.07159662246704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0.852333719781871" calcext:value-type="float">
            <text:p>0.852333719781871</text:p>
          </table:table-cell>
          <table:table-cell office:value-type="float" office:value="0.685534715652466" calcext:value-type="float">
            <text:p>0.685534715652466</text:p>
          </table:table-cell>
          <table:table-cell table:number-columns-repeated="1001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0.774023016550771" calcext:value-type="float">
            <text:p>0.774023016550771</text:p>
          </table:table-cell>
          <table:table-cell office:value-type="float" office:value="0.0180244445800781" calcext:value-type="float">
            <text:p>0.018024444580078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0.90547027232546" calcext:value-type="float">
            <text:p>0.90547027232546</text:p>
          </table:table-cell>
          <table:table-cell office:value-type="float" office:value="0.0689170360565186" calcext:value-type="float">
            <text:p>0.068917036056519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0.87700731606313" calcext:value-type="float">
            <text:p>0.87700731606313</text:p>
          </table:table-cell>
          <table:table-cell office:value-type="float" office:value="0.625728368759155" calcext:value-type="float">
            <text:p>0.625728368759155</text:p>
          </table:table-cell>
          <table:table-cell/>
          <table:table-cell office:value-type="float" office:value="1479" calcext:value-type="float">
            <text:p>1479</text:p>
          </table:table-cell>
          <table:table-cell office:value-type="float" office:value="0.718176181618734" calcext:value-type="float">
            <text:p>0.718176181618734</text:p>
          </table:table-cell>
          <table:table-cell office:value-type="float" office:value="0.0192811489105225" calcext:value-type="float">
            <text:p>0.019281148910523</text:p>
          </table:table-cell>
          <table:table-cell/>
          <table:table-cell office:value-type="float" office:value="1479" calcext:value-type="float">
            <text:p>1479</text:p>
          </table:table-cell>
          <table:table-cell office:value-type="float" office:value="0.474301172227232" calcext:value-type="float">
            <text:p>0.474301172227232</text:p>
          </table:table-cell>
          <table:table-cell office:value-type="float" office:value="0.0701217651367188" calcext:value-type="float">
            <text:p>0.070121765136719</text:p>
          </table:table-cell>
          <table:table-cell/>
          <table:table-cell office:value-type="float" office:value="1479" calcext:value-type="float">
            <text:p>1479</text:p>
          </table:table-cell>
          <table:table-cell office:value-type="float" office:value="0.751347325066819" calcext:value-type="float">
            <text:p>0.751347325066819</text:p>
          </table:table-cell>
          <table:table-cell office:value-type="float" office:value="0.798460960388184" calcext:value-type="float">
            <text:p>0.798460960388184</text:p>
          </table:table-cell>
          <table:table-cell table:number-columns-repeated="1001"/>
        </table:table-row>
        <table:table-row table:style-name="ro2">
          <table:table-cell office:value-type="float" office:value="1705" calcext:value-type="float">
            <text:p>1705</text:p>
          </table:table-cell>
          <table:table-cell office:value-type="float" office:value="0.653578406908977" calcext:value-type="float">
            <text:p>0.653578406908977</text:p>
          </table:table-cell>
          <table:table-cell office:value-type="float" office:value="0.0205929279327393" calcext:value-type="float">
            <text:p>0.020592927932739</text:p>
          </table:table-cell>
          <table:table-cell/>
          <table:table-cell office:value-type="float" office:value="1705" calcext:value-type="float">
            <text:p>1705</text:p>
          </table:table-cell>
          <table:table-cell office:value-type="float" office:value="0.252970664686224" calcext:value-type="float">
            <text:p>0.252970664686224</text:p>
          </table:table-cell>
          <table:table-cell office:value-type="float" office:value="0.0704746246337891" calcext:value-type="float">
            <text:p>0.070474624633789</text:p>
          </table:table-cell>
          <table:table-cell/>
          <table:table-cell office:value-type="float" office:value="1705" calcext:value-type="float">
            <text:p>1705</text:p>
          </table:table-cell>
          <table:table-cell office:value-type="float" office:value="0.576812329089625" calcext:value-type="float">
            <text:p>0.576812329089625</text:p>
          </table:table-cell>
          <table:table-cell office:value-type="float" office:value="0.903409242630005" calcext:value-type="float">
            <text:p>0.90340924263000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07140281283808" calcext:value-type="float">
            <text:p>0.907140281283808</text:p>
          </table:table-cell>
          <table:table-cell office:value-type="float" office:value="0.0182971954345703" calcext:value-type="float">
            <text:p>0.0182971954345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823751337350076" calcext:value-type="float">
            <text:p>0.823751337350076</text:p>
          </table:table-cell>
          <table:table-cell office:value-type="float" office:value="0.0725994110107422" calcext:value-type="float">
            <text:p>0.07259941101074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0100234721377032" calcext:value-type="float">
            <text:p>0.010023472137703</text:p>
          </table:table-cell>
          <table:table-cell office:value-type="float" office:value="0.546955347061157" calcext:value-type="float">
            <text:p>0.546955347061157</text:p>
          </table:table-cell>
          <table:table-cell table:number-columns-repeated="100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88467750075704" calcext:value-type="float">
            <text:p>0.88467750075704</text:p>
          </table:table-cell>
          <table:table-cell office:value-type="float" office:value="0.0186362266540527" calcext:value-type="float">
            <text:p>0.01863622665405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33406622693051" calcext:value-type="float">
            <text:p>0.933406622693051</text:p>
          </table:table-cell>
          <table:table-cell office:value-type="float" office:value="0.0682728290557861" calcext:value-type="float">
            <text:p>0.06827282905578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0350756370934151" calcext:value-type="float">
            <text:p>0.035075637093415</text:p>
          </table:table-cell>
          <table:table-cell office:value-type="float" office:value="0.705620527267456" calcext:value-type="float">
            <text:p>0.70562052726745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0.926659089928213" calcext:value-type="float">
            <text:p>0.926659089928213</text:p>
          </table:table-cell>
          <table:table-cell office:value-type="float" office:value="0.0193002223968506" calcext:value-type="float">
            <text:p>0.019300222396851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0.942028772753964" calcext:value-type="float">
            <text:p>0.942028772753964</text:p>
          </table:table-cell>
          <table:table-cell office:value-type="float" office:value="0.0718111991882324" calcext:value-type="float">
            <text:p>0.071811199188233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0.915405432494738" calcext:value-type="float">
            <text:p>0.915405432494738</text:p>
          </table:table-cell>
          <table:table-cell office:value-type="float" office:value="0.808553457260132" calcext:value-type="float">
            <text:p>0.808553457260132</text:p>
          </table:table-cell>
          <table:table-cell table:number-columns-repeated="1001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0.686306486401178" calcext:value-type="float">
            <text:p>0.686306486401178</text:p>
          </table:table-cell>
          <table:table-cell office:value-type="float" office:value="0.0180227756500244" calcext:value-type="float">
            <text:p>0.018022775650024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0.700516151481761" calcext:value-type="float">
            <text:p>0.700516151481761</text:p>
          </table:table-cell>
          <table:table-cell office:value-type="float" office:value="0.0678532123565674" calcext:value-type="float">
            <text:p>0.06785321235656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0.729579507008217" calcext:value-type="float">
            <text:p>0.729579507008217</text:p>
          </table:table-cell>
          <table:table-cell office:value-type="float" office:value="0.593552350997925" calcext:value-type="float">
            <text:p>0.593552350997925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0.332707311846931" calcext:value-type="float">
            <text:p>0.332707311846931</text:p>
          </table:table-cell>
          <table:table-cell office:value-type="float" office:value="0.0229880809783936" calcext:value-type="float">
            <text:p>0.022988080978394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0.492420150516726" calcext:value-type="float">
            <text:p>0.492420150516726</text:p>
          </table:table-cell>
          <table:table-cell office:value-type="float" office:value="0.0705041885375977" calcext:value-type="float">
            <text:p>0.070504188537598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0.571971801306488" calcext:value-type="float">
            <text:p>0.571971801306488</text:p>
          </table:table-cell>
          <table:table-cell office:value-type="float" office:value="0.913230419158936" calcext:value-type="float">
            <text:p>0.913230419158936</text:p>
          </table:table-cell>
          <table:table-cell table:number-columns-repeated="1001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0.739384203480589" calcext:value-type="float">
            <text:p>0.739384203480589</text:p>
          </table:table-cell>
          <table:table-cell office:value-type="float" office:value="0.0216031074523926" calcext:value-type="float">
            <text:p>0.02160310745239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0.860836741113558" calcext:value-type="float">
            <text:p>0.860836741113558</text:p>
          </table:table-cell>
          <table:table-cell office:value-type="float" office:value="0.0684754848480225" calcext:value-type="float">
            <text:p>0.06847548484802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0.681392303042515" calcext:value-type="float">
            <text:p>0.681392303042515</text:p>
          </table:table-cell>
          <table:table-cell office:value-type="float" office:value="0.699832916259766" calcext:value-type="float">
            <text:p>0.699832916259766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0.769126853377265" calcext:value-type="float">
            <text:p>0.769126853377265</text:p>
          </table:table-cell>
          <table:table-cell office:value-type="float" office:value="0.0192358493804932" calcext:value-type="float">
            <text:p>0.019235849380493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0.83453449036623" calcext:value-type="float">
            <text:p>0.83453449036623</text:p>
          </table:table-cell>
          <table:table-cell office:value-type="float" office:value="0.0703744888305664" calcext:value-type="float">
            <text:p>0.070374488830566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0.843725077938085" calcext:value-type="float">
            <text:p>0.843725077938085</text:p>
          </table:table-cell>
          <table:table-cell office:value-type="float" office:value="0.824820756912231" calcext:value-type="float">
            <text:p>0.824820756912231</text:p>
          </table:table-cell>
          <table:table-cell table:number-columns-repeated="1001"/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float" office:value="0.448324717018102" calcext:value-type="float">
            <text:p>0.448324717018102</text:p>
          </table:table-cell>
          <table:table-cell office:value-type="float" office:value="0.0185236930847168" calcext:value-type="float">
            <text:p>0.01852369308471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0.227637800619905" calcext:value-type="float">
            <text:p>0.227637800619905</text:p>
          </table:table-cell>
          <table:table-cell office:value-type="float" office:value="0.070166826248169" calcext:value-type="float">
            <text:p>0.070166826248169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0.0828892243745072" calcext:value-type="float">
            <text:p>0.082889224374507</text:p>
          </table:table-cell>
          <table:table-cell office:value-type="float" office:value="0.62397313117981" calcext:value-type="float">
            <text:p>0.62397313117981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0.451545168942745" calcext:value-type="float">
            <text:p>0.451545168942745</text:p>
          </table:table-cell>
          <table:table-cell office:value-type="float" office:value="0.021481990814209" calcext:value-type="float">
            <text:p>0.021481990814209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0.479412234467338" calcext:value-type="float">
            <text:p>0.479412234467338</text:p>
          </table:table-cell>
          <table:table-cell office:value-type="float" office:value="0.0704002380371094" calcext:value-type="float">
            <text:p>0.070400238037109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0.62284434846127" calcext:value-type="float">
            <text:p>0.62284434846127</text:p>
          </table:table-cell>
          <table:table-cell office:value-type="float" office:value="0.76542592048645" calcext:value-type="float">
            <text:p>0.76542592048645</text:p>
          </table:table-cell>
          <table:table-cell table:number-columns-repeated="1001"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float" office:value="0.516878177230004" calcext:value-type="float">
            <text:p>0.516878177230004</text:p>
          </table:table-cell>
          <table:table-cell office:value-type="float" office:value="0.0175566673278809" calcext:value-type="float">
            <text:p>0.017556667327881</text:p>
          </table:table-cell>
          <table:table-cell/>
          <table:table-cell office:value-type="float" office:value="1612" calcext:value-type="float">
            <text:p>1612</text:p>
          </table:table-cell>
          <table:table-cell office:value-type="float" office:value="0.307739713612471" calcext:value-type="float">
            <text:p>0.307739713612471</text:p>
          </table:table-cell>
          <table:table-cell office:value-type="float" office:value="0.0701236724853516" calcext:value-type="float">
            <text:p>0.070123672485352</text:p>
          </table:table-cell>
          <table:table-cell/>
          <table:table-cell office:value-type="float" office:value="1612" calcext:value-type="float">
            <text:p>1612</text:p>
          </table:table-cell>
          <table:table-cell office:value-type="float" office:value="0.0177894672962824" calcext:value-type="float">
            <text:p>0.017789467296282</text:p>
          </table:table-cell>
          <table:table-cell office:value-type="float" office:value="0.749972820281982" calcext:value-type="float">
            <text:p>0.749972820281982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.672877461027265" calcext:value-type="float">
            <text:p>0.672877461027265</text:p>
          </table:table-cell>
          <table:table-cell office:value-type="float" office:value="0.0208373069763184" calcext:value-type="float">
            <text:p>0.020837306976318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.802756439222775" calcext:value-type="float">
            <text:p>0.802756439222775</text:p>
          </table:table-cell>
          <table:table-cell office:value-type="float" office:value="0.0696010589599609" calcext:value-type="float">
            <text:p>0.069601058959961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.789804156077142" calcext:value-type="float">
            <text:p>0.789804156077142</text:p>
          </table:table-cell>
          <table:table-cell office:value-type="float" office:value="0.813848495483398" calcext:value-type="float">
            <text:p>0.813848495483398</text:p>
          </table:table-cell>
          <table:table-cell table:number-columns-repeated="1001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0.638211269555586" calcext:value-type="float">
            <text:p>0.638211269555586</text:p>
          </table:table-cell>
          <table:table-cell office:value-type="float" office:value="0.0208523273468018" calcext:value-type="float">
            <text:p>0.020852327346802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.885300885300885" calcext:value-type="float">
            <text:p>0.885300885300885</text:p>
          </table:table-cell>
          <table:table-cell office:value-type="float" office:value="0.0686130523681641" calcext:value-type="float">
            <text:p>0.068613052368164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.729036895064686" calcext:value-type="float">
            <text:p>0.729036895064686</text:p>
          </table:table-cell>
          <table:table-cell office:value-type="float" office:value="0.667759656906128" calcext:value-type="float">
            <text:p>0.667759656906128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0.781385826771654" calcext:value-type="float">
            <text:p>0.781385826771654</text:p>
          </table:table-cell>
          <table:table-cell office:value-type="float" office:value="0.0225830078125" calcext:value-type="float">
            <text:p>0.0225830078125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0.813739400138582" calcext:value-type="float">
            <text:p>0.813739400138582</text:p>
          </table:table-cell>
          <table:table-cell office:value-type="float" office:value="0.070857048034668" calcext:value-type="float">
            <text:p>0.070857048034668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0.810775776108489" calcext:value-type="float">
            <text:p>0.810775776108489</text:p>
          </table:table-cell>
          <table:table-cell office:value-type="float" office:value="0.777342796325684" calcext:value-type="float">
            <text:p>0.777342796325684</text:p>
          </table:table-cell>
          <table:table-cell table:number-columns-repeated="1001"/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float" office:value="0.708661959703806" calcext:value-type="float">
            <text:p>0.708661959703806</text:p>
          </table:table-cell>
          <table:table-cell office:value-type="float" office:value="0.0179693698883057" calcext:value-type="float">
            <text:p>0.017969369888306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float" office:value="0.678324975354678" calcext:value-type="float">
            <text:p>0.678324975354678</text:p>
          </table:table-cell>
          <table:table-cell office:value-type="float" office:value="0.0679194927215576" calcext:value-type="float">
            <text:p>0.067919492721558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float" office:value="0.0130592660238055" calcext:value-type="float">
            <text:p>0.013059266023806</text:p>
          </table:table-cell>
          <table:table-cell office:value-type="float" office:value="0.704067707061768" calcext:value-type="float">
            <text:p>0.70406770706176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797408026755853" calcext:value-type="float">
            <text:p>0.797408026755853</text:p>
          </table:table-cell>
          <table:table-cell office:value-type="float" office:value="0.0186200141906738" calcext:value-type="float">
            <text:p>0.01862001419067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3401483924155" calcext:value-type="float">
            <text:p>0.93401483924155</text:p>
          </table:table-cell>
          <table:table-cell office:value-type="float" office:value="0.0691332817077637" calcext:value-type="float">
            <text:p>0.06913328170776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81674644122584" calcext:value-type="float">
            <text:p>0.881674644122584</text:p>
          </table:table-cell>
          <table:table-cell office:value-type="float" office:value="0.661113739013672" calcext:value-type="float">
            <text:p>0.661113739013672</text:p>
          </table:table-cell>
          <table:table-cell table:number-columns-repeated="1001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0.84014598540146" calcext:value-type="float">
            <text:p>0.84014598540146</text:p>
          </table:table-cell>
          <table:table-cell office:value-type="float" office:value="0.0185079574584961" calcext:value-type="float">
            <text:p>0.018507957458496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0.931416269414117" calcext:value-type="float">
            <text:p>0.931416269414117</text:p>
          </table:table-cell>
          <table:table-cell office:value-type="float" office:value="0.0696427822113037" calcext:value-type="float">
            <text:p>0.069642782211304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0.972120244745943" calcext:value-type="float">
            <text:p>0.972120244745943</text:p>
          </table:table-cell>
          <table:table-cell office:value-type="float" office:value="0.648300647735596" calcext:value-type="float">
            <text:p>0.648300647735596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0.163115845539281" calcext:value-type="float">
            <text:p>0.163115845539281</text:p>
          </table:table-cell>
          <table:table-cell office:value-type="float" office:value="0.0183751583099365" calcext:value-type="float">
            <text:p>0.018375158309937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0.319024088943793" calcext:value-type="float">
            <text:p>0.319024088943793</text:p>
          </table:table-cell>
          <table:table-cell office:value-type="float" office:value="0.0693190097808838" calcext:value-type="float">
            <text:p>0.069319009780884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0.350821409644939" calcext:value-type="float">
            <text:p>0.350821409644939</text:p>
          </table:table-cell>
          <table:table-cell office:value-type="float" office:value="0.59242844581604" calcext:value-type="float">
            <text:p>0.59242844581604</text:p>
          </table:table-cell>
          <table:table-cell table:number-columns-repeated="1001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0.935727714240953" calcext:value-type="float">
            <text:p>0.935727714240953</text:p>
          </table:table-cell>
          <table:table-cell office:value-type="float" office:value="0.0185458660125732" calcext:value-type="float">
            <text:p>0.018545866012573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0.917098065131989" calcext:value-type="float">
            <text:p>0.917098065131989</text:p>
          </table:table-cell>
          <table:table-cell office:value-type="float" office:value="0.0686242580413818" calcext:value-type="float">
            <text:p>0.068624258041382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0.750217189419131" calcext:value-type="float">
            <text:p>0.750217189419131</text:p>
          </table:table-cell>
          <table:table-cell office:value-type="float" office:value="0.787842750549316" calcext:value-type="float">
            <text:p>0.787842750549316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float" office:value="0.703924121257207" calcext:value-type="float">
            <text:p>0.703924121257207</text:p>
          </table:table-cell>
          <table:table-cell office:value-type="float" office:value="0.0212302207946777" calcext:value-type="float">
            <text:p>0.021230220794678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float" office:value="0.534254922121939" calcext:value-type="float">
            <text:p>0.534254922121939</text:p>
          </table:table-cell>
          <table:table-cell office:value-type="float" office:value="0.0697102546691895" calcext:value-type="float">
            <text:p>0.06971025466919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float" office:value="0.803612592465164" calcext:value-type="float">
            <text:p>0.803612592465164</text:p>
          </table:table-cell>
          <table:table-cell office:value-type="float" office:value="1.00382232666016" calcext:value-type="float">
            <text:p>1.00382232666016</text:p>
          </table:table-cell>
          <table:table-cell table:number-columns-repeated="100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0.548348002304651" calcext:value-type="float">
            <text:p>0.548348002304651</text:p>
          </table:table-cell>
          <table:table-cell office:value-type="float" office:value="0.0196981430053711" calcext:value-type="float">
            <text:p>0.01969814300537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0279397030694963" calcext:value-type="float">
            <text:p>0.027939703069496</text:p>
          </table:table-cell>
          <table:table-cell office:value-type="float" office:value="0.06819748878479" calcext:value-type="float">
            <text:p>0.0681974887847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550633326770362" calcext:value-type="float">
            <text:p>0.550633326770362</text:p>
          </table:table-cell>
          <table:table-cell office:value-type="float" office:value="0.894494533538818" calcext:value-type="float">
            <text:p>0.894494533538818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0.732895285773884" calcext:value-type="float">
            <text:p>0.732895285773884</text:p>
          </table:table-cell>
          <table:table-cell office:value-type="float" office:value="0.019291877746582" calcext:value-type="float">
            <text:p>0.019291877746582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0.716839592771202" calcext:value-type="float">
            <text:p>0.716839592771202</text:p>
          </table:table-cell>
          <table:table-cell office:value-type="float" office:value="0.0716931819915772" calcext:value-type="float">
            <text:p>0.071693181991577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0.626699890193428" calcext:value-type="float">
            <text:p>0.626699890193428</text:p>
          </table:table-cell>
          <table:table-cell office:value-type="float" office:value="0.878313064575195" calcext:value-type="float">
            <text:p>0.878313064575195</text:p>
          </table:table-cell>
          <table:table-cell table:number-columns-repeated="1001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float" office:value="0.447838187338356" calcext:value-type="float">
            <text:p>0.447838187338356</text:p>
          </table:table-cell>
          <table:table-cell office:value-type="float" office:value="0.0193390846252441" calcext:value-type="float">
            <text:p>0.019339084625244</text:p>
          </table:table-cell>
          <table:table-cell/>
          <table:table-cell office:value-type="float" office:value="1383" calcext:value-type="float">
            <text:p>1383</text:p>
          </table:table-cell>
          <table:table-cell office:value-type="float" office:value="0.357048274509163" calcext:value-type="float">
            <text:p>0.357048274509163</text:p>
          </table:table-cell>
          <table:table-cell office:value-type="float" office:value="0.0692629814147949" calcext:value-type="float">
            <text:p>0.069262981414795</text:p>
          </table:table-cell>
          <table:table-cell/>
          <table:table-cell office:value-type="float" office:value="1383" calcext:value-type="float">
            <text:p>1383</text:p>
          </table:table-cell>
          <table:table-cell office:value-type="float" office:value="0.45214103940807" calcext:value-type="float">
            <text:p>0.45214103940807</text:p>
          </table:table-cell>
          <table:table-cell office:value-type="float" office:value="1.16286444664001" calcext:value-type="float">
            <text:p>1.16286444664001</text:p>
          </table:table-cell>
          <table:table-cell/>
          <table:table-cell office:value-type="float" office:value="1409" calcext:value-type="float">
            <text:p>1409</text:p>
          </table:table-cell>
          <table:table-cell office:value-type="float" office:value="0.582789700047788" calcext:value-type="float">
            <text:p>0.582789700047788</text:p>
          </table:table-cell>
          <table:table-cell office:value-type="float" office:value="0.0202300548553467" calcext:value-type="float">
            <text:p>0.020230054855347</text:p>
          </table:table-cell>
          <table:table-cell/>
          <table:table-cell office:value-type="float" office:value="1409" calcext:value-type="float">
            <text:p>1409</text:p>
          </table:table-cell>
          <table:table-cell office:value-type="float" office:value="0.560614397065566" calcext:value-type="float">
            <text:p>0.560614397065566</text:p>
          </table:table-cell>
          <table:table-cell office:value-type="float" office:value="0.0712995529174805" calcext:value-type="float">
            <text:p>0.071299552917481</text:p>
          </table:table-cell>
          <table:table-cell/>
          <table:table-cell office:value-type="float" office:value="1409" calcext:value-type="float">
            <text:p>1409</text:p>
          </table:table-cell>
          <table:table-cell office:value-type="float" office:value="0.658366380337149" calcext:value-type="float">
            <text:p>0.658366380337149</text:p>
          </table:table-cell>
          <table:table-cell office:value-type="float" office:value="0.90236759185791" calcext:value-type="float">
            <text:p>0.90236759185791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2" table:formula="of:=AVERAGE([.B3:.B42])" office:value-type="float" office:value="0.721397489895325" calcext:value-type="float">
            <text:p>0.721397489895325</text:p>
          </table:table-cell>
          <table:table-cell table:style-name="ce2" table:formula="of:=SUM([.C3:.C42])" office:value-type="float" office:value="0.790331125259399" calcext:value-type="float">
            <text:p>0.790331125259399</text:p>
          </table:table-cell>
          <table:table-cell table:style-name="ce2" table:number-columns-repeated="2"/>
          <table:table-cell table:style-name="ce2" table:formula="of:=AVERAGE([.F3:.F42])" office:value-type="float" office:value="0.681409573096132" calcext:value-type="float">
            <text:p>0.681409573096132</text:p>
          </table:table-cell>
          <table:table-cell table:style-name="ce2" table:formula="of:=SUM([.G3:.G42])" office:value-type="float" office:value="2.80019783973694" calcext:value-type="float">
            <text:p>2.80019783973694</text:p>
          </table:table-cell>
          <table:table-cell table:style-name="ce2" table:number-columns-repeated="2"/>
          <table:table-cell table:style-name="ce2" table:formula="of:=AVERAGE([.J3:.J42])" office:value-type="float" office:value="0.46617993349606" calcext:value-type="float">
            <text:p>0.46617993349606</text:p>
          </table:table-cell>
          <table:table-cell table:style-name="ce2" table:formula="of:=SUM([.K3:.K43])" office:value-type="float" office:value="30.7593922615051" calcext:value-type="float">
            <text:p>30.7593922615051</text:p>
          </table:table-cell>
          <table:table-cell table:style-name="ce2" table:number-columns-repeated="2"/>
          <table:table-cell table:style-name="ce2" table:formula="of:=AVERAGE([.N3:.N42])" office:value-type="float" office:value="0.671827476144591" calcext:value-type="float">
            <text:p>0.671827476144591</text:p>
          </table:table-cell>
          <table:table-cell table:style-name="ce2" table:formula="of:=SUM([.O3:.O42])" office:value-type="float" office:value="0.814883470535278" calcext:value-type="float">
            <text:p>0.814883470535278</text:p>
          </table:table-cell>
          <table:table-cell table:style-name="ce2" table:number-columns-repeated="2"/>
          <table:table-cell table:style-name="ce2" table:formula="of:=AVERAGE([.R3:.R42])" office:value-type="float" office:value="0.667580669543313" calcext:value-type="float">
            <text:p>0.667580669543313</text:p>
          </table:table-cell>
          <table:table-cell table:style-name="ce2" table:formula="of:=SUM([.S3:.S42])" office:value-type="float" office:value="2.84738850593567" calcext:value-type="float">
            <text:p>2.84738850593567</text:p>
          </table:table-cell>
          <table:table-cell table:style-name="ce2" table:number-columns-repeated="2"/>
          <table:table-cell table:style-name="ce2" table:formula="of:=AVERAGE([.V3:.V42])" office:value-type="float" office:value="0.481416458962985" calcext:value-type="float">
            <text:p>0.481416458962985</text:p>
          </table:table-cell>
          <table:table-cell table:style-name="ce2" table:formula="of:=SUM([.W3:.W42])" office:value-type="float" office:value="31.90074467659" calcext:value-type="float">
            <text:p>31.90074467659</text:p>
          </table:table-cell>
          <table:table-cell table:style-name="ce2"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09:54:00.720565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5-17T10:38:19.789768763</dc:date>
    <meta:editing-duration>PT49M5S</meta:editing-duration>
    <meta:editing-cycles>13</meta:editing-cycles>
    <meta:document-statistic meta:table-count="1" meta:cell-count="737" meta:object-count="0"/>
  </office:meta>
</office:document-meta>
</file>